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56605996" text:style-name="L1">
        <text:list-item>
          <text:p text:style-name="P1">The application shall have a homepage</text:p>
          <text:p text:style-name="P1">1. The home page will display a picture of Virginia that has Study Buddy written in the middle</text:p>
          <text:p text:style-name="P1">2. The homepage shall link to the VLDS website.</text:p>
          <text:p text:style-name="P1">3. The homepage shall display the group name.</text:p>
          <text:p text:style-name="P1">4.The homepage shall have a links to our parent and student pages</text:p>
          <text:p text:style-name="P1"/>
        </text:list-item>
        <text:list-item>
          <text:p text:style-name="P1">The parent page shall provide basic search functions for parents.</text:p>
          <text:p text:style-name="P1">1.Drop down menus shall guide the user through division and schools in selected division.</text:p>
          <text:p text:style-name="P1">2.Once division is selected a “Top Standing's” for that specific division shall be displayed.</text:p>
          <text:p text:style-name="P1">3.The system Shall prompt user for “personal information” (eg race,disability flag, etc)</text:p>
          <text:p text:style-name="P1">4.The system shall display a table of the different subjects for <text:s/>specified grade.</text:p>
          <text:p text:style-name="P1"><text:bookmark-start text:name="__DdeLink__0_635782620"/>5.The system shall prompt user to enter in grades.</text:p>
          <text:p text:style-name="P1">6.Check boxes shall be displayed to limit what subjects are being compared.</text:p>
          <text:p text:style-name="P1">7.A “compare” button shall be displayed at bottom of the table to compare grades and link user to subject page.<text:bookmark-end text:name="__DdeLink__0_635782620"/></text:p>
          <text:p text:style-name="P1"/>
        </text:list-item>
        <text:list-item>
          <text:p text:style-name="P1">The Student page shall provide basic search functions for students.</text:p>
          <text:p text:style-name="P1">1.Page shall display a search box for their school name.</text:p>
          <text:p text:style-name="P1">2.System shall display a table of subjects.</text:p>
          <text:p text:style-name="P1">3.The system shall prompt user to enter in grades.</text:p>
          <text:p text:style-name="P1">4.Check boxes shall be displayed to limit what subjects are being compared.</text:p>
          <text:p text:style-name="P1">5.A “compare” button shall be displayed at bottom of the table to compare grades and link user to subject page.</text:p>
          <text:p text:style-name="P1"/>
          <text:p text:style-name="P1"/>
        </text:list-item>
        <text:list-item>
          <text:p text:style-name="P1">The subject page shall display their score and comparative scores.</text:p>
          <text:p text:style-name="P1">1.The subject page shall display user score in conjunction with school's scores.</text:p>
          <text:p text:style-name="P1">2.The page shall display a bar graph comparing their selected scores to the school scores.</text:p>
          <text:p text:style-name="P1">3. A link shall be displayed for study resourc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ry Tris</meta:initial-creator>
    <meta:creation-date>2013-03-21T12:03:49</meta:creation-date>
    <dc:date>2013-03-21T12:39:13</dc:date>
    <dc:creator>Barry Tris</dc:creator>
    <meta:editing-duration>PT4M53S</meta:editing-duration>
    <meta:editing-cycles>1</meta:editing-cycles>
    <meta:document-statistic meta:table-count="0" meta:image-count="0" meta:object-count="0" meta:page-count="1" meta:paragraph-count="23" meta:word-count="275" meta:character-count="1636" meta:non-whitespace-character-count="1387"/>
    <meta:generator>LibreOffice/3.5$Linux_X86_64 LibreOffice_project/350m1$Build-2</meta:generator>
  </office:meta>
</office:document-meta>
</file>